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master-page-name="MP0">
      <style:paragraph-properties style:page-number="auto" fo:break-before="page"/>
    </style:style>
    <style:style style:name="P2" style:family="paragraph" style:parent-style-name="Preformatted_20_Text">
      <style:text-properties officeooo:paragraph-rsid="0009854e"/>
    </style:style>
    <style:style style:name="P3" style:family="paragraph" style:parent-style-name="Preformatted_20_Text">
      <style:text-properties officeooo:paragraph-rsid="00115813"/>
    </style:style>
    <style:style style:name="T1" style:family="text">
      <style:text-properties officeooo:rsid="0009854e"/>
    </style:style>
    <style:style style:name="T2" style:family="text">
      <style:text-properties officeooo:rsid="000ec10b"/>
    </style:style>
    <style:style style:name="T3" style:family="text">
      <style:text-properties officeooo:rsid="000faef9"/>
    </style:style>
    <style:style style:name="T4" style:family="text">
      <style:text-properties officeooo:rsid="00115813"/>
    </style:style>
    <style:style style:name="T5" style:family="text">
      <style:text-properties officeooo:rsid="0014d1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reformatted_20_Text"/>
      <text:p text:style-name="P2">Report </text:p>
      <text:p text:style-name="P2"><text:span text:style-name="T1">Compiler: g++</text:span></text:p>
      <text:p text:style-name="Preformatted_20_Text"/>
      <text:p text:style-name="Preformatted_20_Text">For this assignment we were tasked with creating a program that involved cellular automata, which was a new concept, so we started by researching a bit about cellular automata, so we had clear understanding of what it is. This was also the first time either of us had coded in C++, so we made sure to communicate well on any issue we had as a fresh pair of eyes could never hurt, and if we were still having issues we were able to look back at lecture notes or google solutions. Google proved quite useful resource as C++ is a language that has been around for a while and is commonly used so there is a lot of website designed for help that we were able to use. </text:p>
      <text:p text:style-name="Preformatted_20_Text"/>
      <text:p text:style-name="P3">We then went on to think about how to carry out the task, making the code as modular and robust as possible is important so we made that a priority. We broke down each problem we came to into smaller more manage problems then split up the tasks. Joe took the task of creating the game of life, the basic automaton <text:span text:style-name="T4">and the command line arguments </text:span>whereas I took the task of writing <text:span text:style-name="T3">to</text:span> the file and <text:span text:style-name="T2">some additional </text:span>options.</text:p>
      <text:p text:style-name="Preformatted_20_Text"/>
      <text:p text:style-name="Preformatted_20_Text">As this was our first time writing in C++ this did cause a fair amount of issues, the syntax is different than what we were used to however the basic way of writing the code was similar, so we were able to search what the correct syntax was and get rid of those errors. </text:p>
      <text:p text:style-name="Preformatted_20_Text"/>
      <text:p text:style-name="Preformatted_20_Text">Another issue we had was the array would go out of bounds when at the limits, this was solves by adding conditions. This meant that if an item, in an array of n items, is at position n-1 then the item to the right, that it would be comparing to, would be set to either 0 or whatever the first item of the array would be, depending on the user settings.<text:tab/></text:p>
      <text:p text:style-name="Preformatted_20_Text"/>
      <text:p text:style-name="Preformatted_20_Text">To begin with we had a simplistic menu system however it felt slight confusing, time consuming to use and didn’t give the user a wide range of options. So, we decided to add command line arguments instead of the menu. This caused as few issues with input validation as we’d only ever used command lines in bash before although they were quickly resolved.</text:p>
      <text:p text:style-name="Preformatted_20_Text"/>
      <text:p text:style-name="Preformatted_20_Text">This was the first time both of us had worked together so there was occasionally issue with understanding each other’s code although this was worked though by making sure there was meaning variable names and understandable comments throughout the code, we also would meet up and discuss what we’d each done and how we did it to make sure we had full understanding. </text:p>
      <text:p text:style-name="Preformatted_20_Text"/>
      <text:p text:style-name="Preformatted_20_Text">When merging the code a few problems came up although these we solved similar to the problem above, by sitting down and working out the issues together, we then decided using a GitHub repository would be useful as we could check each part of the program we change is fully with the rest before we commit it.</text:p>
      <text:p text:style-name="Preformatted_20_Text"/>
      <text:p text:style-name="Preformatted_20_Text">When programming the game of life we chose to implement it using objects, the concept of objects was understood although as we were both new to C++ it was more challenging and took a fair amount of researching to understand how to use them and how to program then with no errors.</text:p>
      <text:p text:style-name="Preformatted_20_Text"/>
      <text:p text:style-name="Preformatted_20_Text">5<text:span text:style-name="T5">68</text:span> word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10-30T09:31:00Z</meta:creation-date>
    <dc:date>2017-10-30T11:41:33.100808881</dc:date>
    <meta:editing-cycles>15</meta:editing-cycles>
    <meta:editing-duration>PT2H22M11S</meta:editing-duration>
    <meta:document-statistic meta:table-count="0" meta:image-count="0" meta:object-count="0" meta:page-count="2" meta:paragraph-count="11" meta:word-count="573" meta:character-count="3040" meta:non-whitespace-character-count="2473"/>
    <meta:template xlink:type="simple" xlink:actuate="onRequest" xlink:title="" xlink:href="Normal"/>
  </office:meta>
</office:document-meta>
</file>